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Arial1" svg:font-family="Arial1"/>
    <style:font-face style:name="Arial11" svg:font-family="Arial11"/>
    <style:font-face style:name="Calibri" svg:font-family="Calibri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7.885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6.376cm"/>
    </style:style>
    <style:style style:name="co11" style:family="table-column">
      <style:table-column-properties fo:break-before="auto" style:column-width="2.91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2.064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2" style:family="table-cell" style:parent-style-name="Default" style:data-style-name="N0">
      <style:table-cell-properties fo:border="0.002cm solid #000000"/>
      <style:text-properties style:font-name="Arial1" fo:font-size="8pt" style:font-name-asian="Arial1" style:font-size-asian="8pt" style:font-name-complex="Arial1" style:font-size-complex="8pt"/>
    </style:style>
    <style:style style:name="ce3" style:family="table-cell" style:parent-style-name="Default" style:data-style-name="N0">
      <style:table-cell-properties fo:border="0.002cm solid #000000"/>
      <style:text-properties style:font-name="Arial2" fo:font-size="8pt" style:font-name-asian="Arial2" style:font-size-asian="8pt" style:font-name-complex="Arial2" style:font-size-complex="8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02cm solid #000000"/>
      <style:text-properties style:font-name="Arial11" fo:font-size="8pt" style:font-name-asian="Arial11" style:font-size-asian="8pt" style:font-name-complex="Arial11" style:font-size-complex="8pt"/>
    </style:style>
    <style:style style:name="ce6" style:family="table-cell" style:parent-style-name="Default" style:data-style-name="N0">
      <style:table-cell-properties fo:wrap-option="wrap" fo:border="0.002cm solid #000000" style:vertical-align="automatic"/>
      <style:text-properties style:font-name="Arial1" fo:font-size="8pt" style:font-name-asian="Arial1" style:font-size-asian="8pt" style:font-name-complex="Arial1" style:font-size-complex="8pt"/>
    </style:style>
    <style:style style:name="ce7" style:family="table-cell" style:parent-style-name="Default" style:data-style-name="N0">
      <style:table-cell-properties fo:wrap-option="wrap" fo:border="0.002cm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Arial1" fo:font-size="8pt" style:font-name-asian="Arial1" style:font-size-asian="8pt" style:font-name-complex="Arial1" style:font-size-complex="8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5036">
      <style:table-cell-properties fo:border="0.002cm solid #000000"/>
      <style:text-properties style:font-name="Arial1" fo:font-size="8pt" style:font-name-asian="Arial1" style:font-size-asian="8pt" style:font-name-complex="Arial1" style:font-size-complex="8pt"/>
    </style:style>
    <style:style style:name="ce11" style:family="table-cell" style:parent-style-name="Default" style:data-style-name="N5036">
      <style:table-cell-properties fo:border="0.002cm solid #000000"/>
      <style:text-properties style:font-name="Arial2" fo:font-size="8pt" style:font-name-asian="Arial2" style:font-size-asian="8pt" style:font-name-complex="Arial2" style:font-size-complex="8pt"/>
    </style:style>
    <style:style style:name="ce12" style:family="table-cell" style:parent-style-name="Default" style:data-style-name="N100">
      <style:table-cell-properties fo:border="0.002cm solid #000000"/>
      <style:text-properties style:font-name="Arial1" fo:font-size="8pt" style:font-name-asian="Arial1" style:font-size-asian="8pt" style:font-name-complex="Arial1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reisen.$A$2:.$A$18])" table:allow-empty-cell="true" table:display-list="unsorted" table:base-cell-address="anmeldungen.F2">
          <table:error-message table:message-type="stop" table:display="true"/>
        </table:content-validation>
      </table:content-validations>
      <table:table table:name="anmeldunge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2" table:number-columns-repeated="1012" table:default-cell-style-name="ce4"/>
        <table:table-column table:style-name="co12" table:default-cell-style-name="ce4"/>
        <table:table-row table:style-name="ro1">
          <table:table-cell table:style-name="ce1" office:value-type="string">
            <text:p>Vorname</text:p>
          </table:table-cell>
          <table:table-cell table:style-name="ce1" office:value-type="string">
            <text:p>Nachnam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PLZ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Tel.</text:p>
          </table:table-cell>
          <table:table-cell table:style-name="ce1" office:value-type="string">
            <text:p>Reise</text:p>
          </table:table-cell>
          <table:table-cell table:style-name="ce1" office:value-type="string">
            <text:p>Bemerkung</text:p>
          </table:table-cell>
          <table:table-cell table:style-name="ce1" office:value-type="string">
            <text:p>Benachrichtigung bei Buchungsstart</text:p>
          </table:table-cell>
          <table:table-cell table:style-name="ce1" office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kein Interesse</text:p>
          </table:table-cell>
          <table:table-cell table:style-name="ce8" office:value-type="string">
            <text:p>nein</text:p>
          </table:table-cell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3" table:content-validation-name="val1" office:value-type="string">
            <text:p>Ligurien 1</text:p>
          </table:table-cell>
          <table:table-cell table:style-name="ce2" office:value-type="string">
            <text:p>kein Interesse</text:p>
          </table:table-cell>
          <table:table-cell table:style-name="ce8" office:value-type="string">
            <text:p>nein</text:p>
          </table:table-cell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eiko</text:p>
          </table:table-cell>
          <table:table-cell table:style-name="ce2" office:value-type="string">
            <text:p>Heuer</text:p>
          </table:table-cell>
          <table:table-cell table:style-name="ce2" office:value-type="string">
            <text:p>Hungerstrasse 52</text:p>
          </table:table-cell>
          <table:table-cell table:style-name="ce2" office:value-type="float" office:value="8832">
            <text:p>8832</text:p>
          </table:table-cell>
          <table:table-cell table:style-name="ce2" office:value-type="string">
            <text:p>Wilen bei Wollerau</text:p>
          </table:table-cell>
          <table:table-cell table:style-name="ce2" office:value-type="string">
            <text:p>heiko.heuer@gmx.ch</text:p>
          </table:table-cell>
          <table:table-cell table:style-name="ce2" office:value-type="string">
            <text:p>+41 43 4997065</text:p>
          </table:table-cell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Jura</text:p>
          </table:table-cell>
          <table:table-cell table:style-name="ce2" office:value-type="string">
            <text:p>Terminkonflikt mit Toskana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0">
            <text:p>40880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Ride &amp; Dine Schweiz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1">
            <text:p>40881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Mont Ventoux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2">
            <text:p>40882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Saisonsausklang Ligurien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3">
            <text:p>40883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Toskana</text:p>
          </table:table-cell>
          <table:table-cell table:style-name="ce6" office:value-type="string">
            <text:p>unverbindliche Buchung, </text:p>
            <text:p>DZ mit seiner nicht radfahrenden Frau</text:p>
          </table:table-cell>
          <table:table-cell table:style-name="ce8"/>
          <table:table-cell table:style-name="ce10" office:value-type="date" office:date-value="2016-07-08">
            <text:p>08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4">
            <text:p>40884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Vogesen</text:p>
          </table:table-cell>
          <table:table-cell table:style-name="ce2" office:value-type="string">
            <text:p>evtl. interessiert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ars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ce2" office:value-type="string">
            <text:p>+49 172 2124321</text:p>
          </table:table-cell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/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sanne</text:p>
          </table:table-cell>
          <table:table-cell table:style-name="ce2" office:value-type="string">
            <text:p>Schwandner</text:p>
          </table:table-cell>
          <table:table-cell table:style-name="ce2" office:value-type="string">
            <text:p>Bismarckstr. 46</text:p>
          </table:table-cell>
          <table:table-cell table:style-name="ce2" office:value-type="float" office:value="69198">
            <text:p>69198</text:p>
          </table:table-cell>
          <table:table-cell table:style-name="ce2" office:value-type="string">
            <text:p>Schriesheim</text:p>
          </table:table-cell>
          <table:table-cell table:style-name="ce2" office:value-type="string">
            <text:p>schwandner@email.de</text:p>
          </table:table-cell>
          <table:table-cell table:style-name="ce2" office:value-type="string">
            <text:p>+49 151 42311321</text:p>
          </table:table-cell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rkus</text:p>
          </table:table-cell>
          <table:table-cell table:style-name="ce2" office:value-type="string">
            <text:p>Rieder</text:p>
          </table:table-cell>
          <table:table-cell table:style-name="ce2" office:value-type="string">
            <text:p>Schumannstraße 11</text:p>
          </table:table-cell>
          <table:table-cell table:style-name="ce2" office:value-type="float" office:value="81679">
            <text:p>81679</text:p>
          </table:table-cell>
          <table:table-cell table:style-name="ce2" office:value-type="string">
            <text:p>München</text:p>
          </table:table-cell>
          <table:table-cell table:style-name="ce2" office:value-type="string">
            <text:p>Kanzlei@rieder-anwalt.de</text:p>
          </table:table-cell>
          <table:table-cell table:style-name="ce2" office:value-type="string">
            <text:p>*49 179 51 90 399</text:p>
          </table:table-cell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Hofer</text:p>
          </table:table-cell>
          <table:table-cell table:style-name="ce2" table:number-columns-repeated="3"/>
          <table:table-cell table:style-name="ce2" office:value-type="string">
            <text:p>hofer-andrea@bluewin.ch</text:p>
          </table:table-cell>
          <table:table-cell table:style-name="ce2"/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Reservierung Einzelzimmer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02">
            <text:p>02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laudia</text:p>
          </table:table-cell>
          <table:table-cell table:style-name="ce2" office:value-type="string">
            <text:p>Notararigo</text:p>
          </table:table-cell>
          <table:table-cell table:style-name="ce2" office:value-type="string">
            <text:p>Lohrenstrasse 8</text:p>
          </table:table-cell>
          <table:table-cell table:style-name="ce2" office:value-type="float" office:value="8722">
            <text:p>8722</text:p>
          </table:table-cell>
          <table:table-cell table:style-name="ce2" office:value-type="string">
            <text:p>Kaltbrunn</text:p>
          </table:table-cell>
          <table:table-cell table:style-name="ce2" office:value-type="string">
            <text:p>claudia.som@bluewin.ch</text:p>
          </table:table-cell>
          <table:table-cell table:style-name="ce2" office:value-type="string">
            <text:p>+41 79 739 43 76</text:p>
          </table:table-cell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03">
            <text:p>03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eto</text:p>
          </table:table-cell>
          <table:table-cell table:style-name="ce2" office:value-type="string">
            <text:p>Aschwanden</text:p>
          </table:table-cell>
          <table:table-cell table:style-name="ce2" table:number-columns-repeated="3"/>
          <table:table-cell table:style-name="ce2" office:value-type="string">
            <text:p>reto@cycling-adventures.org</text:p>
          </table:table-cell>
          <table:table-cell table:style-name="ce2" office:value-type="string">
            <text:p>+41 78 741 78 67</text:p>
          </table:table-cell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Guide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16">
            <text:p>16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ulia</text:p>
          </table:table-cell>
          <table:table-cell table:style-name="ce2" office:value-type="string">
            <text:p>Dingler</text:p>
          </table:table-cell>
          <table:table-cell table:style-name="ce2" table:number-columns-repeated="3"/>
          <table:table-cell table:style-name="ce2" office:value-type="string">
            <text:p>julia.dingler@bluewin.ch</text:p>
          </table:table-cell>
          <table:table-cell table:style-name="ce2" office:value-type="string">
            <text:p>+41 79 133 83 86</text:p>
          </table:table-cell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16">
            <text:p>16.06.20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homas</text:p>
          </table:table-cell>
          <table:table-cell table:style-name="ce3" office:value-type="string">
            <text:p>Mohr</text:p>
          </table:table-cell>
          <table:table-cell table:style-name="ce3" office:value-type="string">
            <text:p>Plochinger Str. 47</text:p>
          </table:table-cell>
          <table:table-cell table:style-name="ce3" office:value-type="float" office:value="73730">
            <text:p>73730</text:p>
          </table:table-cell>
          <table:table-cell table:style-name="ce3" office:value-type="string">
            <text:p>Esslingen</text:p>
          </table:table-cell>
          <table:table-cell table:style-name="ce3" office:value-type="string">
            <text:p>tommyjomohr@hotmail.com</text:p>
          </table:table-cell>
          <table:table-cell table:style-name="ce3"/>
          <table:table-cell table:style-name="ce5" office:value-type="string">
            <text:p>Côte d’Azur 1</text:p>
          </table:table-cell>
          <table:table-cell table:style-name="ce3" office:value-type="string">
            <text:p>unverbindliche Buchung</text:p>
          </table:table-cell>
          <table:table-cell table:style-name="ce9" office:value-type="string">
            <text:p>ja</text:p>
          </table:table-cell>
          <table:table-cell table:style-name="ce11" office:value-type="date" office:date-value="2016-06-12">
            <text:p>12.06.2016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Edgar</text:p>
          </table:table-cell>
          <table:table-cell table:style-name="ce3" office:value-type="string">
            <text:p>Lengsfeld</text:p>
          </table:table-cell>
          <table:table-cell table:style-name="ce3" office:value-type="string">
            <text:p>Im Schelmböhl 26 A</text:p>
          </table:table-cell>
          <table:table-cell table:style-name="ce3" office:value-type="float" office:value="64665">
            <text:p>64665</text:p>
          </table:table-cell>
          <table:table-cell table:style-name="ce3" office:value-type="string">
            <text:p>Alsbach</text:p>
          </table:table-cell>
          <table:table-cell table:style-name="ce3" office:value-type="string">
            <text:p>edgar.lengsfeld@gmx.de</text:p>
          </table:table-cell>
          <table:table-cell table:style-name="ce3"/>
          <table:table-cell table:style-name="ce5"/>
          <table:table-cell table:style-name="ce7" office:value-type="string">
            <text:p>Interessiert für Chiavari, Cote d‘Azur, Toskana und/oder Dolomiten</text:p>
          </table:table-cell>
          <table:table-cell table:style-name="ce9"/>
          <table:table-cell table:style-name="ce11" office:value-type="date" office:date-value="2016-06-16">
            <text:p>16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chael</text:p>
          </table:table-cell>
          <table:table-cell table:style-name="ce2" office:value-type="string">
            <text:p>Haase</text:p>
          </table:table-cell>
          <table:table-cell table:style-name="ce2" table:number-columns-repeated="3"/>
          <table:table-cell table:style-name="ce2" office:value-type="string">
            <text:p>paelzman@web.de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Ersatzguide</text:p>
          </table:table-cell>
          <table:table-cell table:style-name="ce8"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Manuel</text:p>
          </table:table-cell>
          <table:table-cell table:style-name="ce2" office:value-type="string">
            <text:p>Steiner</text:p>
          </table:table-cell>
          <table:table-cell table:style-name="ce2" table:number-columns-repeated="3"/>
          <table:table-cell table:style-name="ce2" office:value-type="string">
            <text:p>kismet@bluewin.ch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Ersatzguide</text:p>
          </table:table-cell>
          <table:table-cell table:style-name="ce8"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Nora</text:p>
          </table:table-cell>
          <table:table-cell table:style-name="ce2" office:value-type="string">
            <text:p>Vorderwinkler</text:p>
          </table:table-cell>
          <table:table-cell table:style-name="ce2" table:number-columns-repeated="3"/>
          <table:table-cell table:style-name="ce2" office:value-type="string">
            <text:p>nora.v@loopie.at</text:p>
          </table:table-cell>
          <table:table-cell table:style-name="ce2"/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1" office:value-type="date" office:date-value="2016-06-21">
            <text:p>21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lexander</text:p>
          </table:table-cell>
          <table:table-cell table:style-name="ce2" office:value-type="string">
            <text:p>Oberauer</text:p>
          </table:table-cell>
          <table:table-cell table:style-name="ce2" table:number-columns-repeated="3"/>
          <table:table-cell table:style-name="ce2" office:value-type="string">
            <text:p><text:a xlink:href="mailto:alexander.oberauer@web.de">alexander.oberauer@web.de</text:a></text:p>
          </table:table-cell>
          <table:table-cell table:style-name="ce2"/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1" office:value-type="date" office:date-value="2016-07-14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lexander</text:p>
          </table:table-cell>
          <table:table-cell table:style-name="ce2" office:value-type="string">
            <text:p>Oberauer</text:p>
          </table:table-cell>
          <table:table-cell table:style-name="ce2" table:number-columns-repeated="3"/>
          <table:table-cell table:style-name="ce2" office:value-type="string">
            <text:p><text:a xlink:href="mailto:alexander.oberauer@web.de">alexander.oberauer@web.de</text:a>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eventuell</text:p>
          </table:table-cell>
          <table:table-cell table:style-name="ce8"/>
          <table:table-cell table:style-name="ce11" office:value-type="date" office:date-value="2016-07-14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cha</text:p>
          </table:table-cell>
          <table:table-cell table:style-name="ce2" office:value-type="string">
            <text:p>Kusch</text:p>
          </table:table-cell>
          <table:table-cell table:style-name="ce2" table:number-columns-repeated="3"/>
          <table:table-cell table:style-name="ce2" office:value-type="string">
            <text:p><text:a xlink:href="mailto:michael.kusch@kuschverleih.de">michael.kusch@kuschverleih.de</text:a></text:p>
          </table:table-cell>
          <table:table-cell table:style-name="ce2"/>
          <table:table-cell table:style-name="ce3" table:content-validation-name="val1" office:value-type="string">
            <text:p>Pässewoche in Südtirol</text:p>
          </table:table-cell>
          <table:table-cell table:style-name="ce2" office:value-type="string">
            <text:p>eventuell</text:p>
          </table:table-cell>
          <table:table-cell table:style-name="ce2"/>
          <table:table-cell table:style-name="ce11" office:value-type="date" office:date-value="2016-07-14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cha</text:p>
          </table:table-cell>
          <table:table-cell table:style-name="ce2" office:value-type="string">
            <text:p>Kusch</text:p>
          </table:table-cell>
          <table:table-cell table:style-name="ce2" table:number-columns-repeated="3"/>
          <table:table-cell table:style-name="ce2" office:value-type="string">
            <text:p><text:a xlink:href="mailto:michael.kusch@kuschverleih.de">michael.kusch@kuschverleih.de</text:a></text:p>
          </table:table-cell>
          <table:table-cell table:style-name="ce2"/>
          <table:table-cell table:style-name="ce3" table:content-validation-name="val1" office:value-type="string">
            <text:p>Pässewoche Dolomiten</text:p>
          </table:table-cell>
          <table:table-cell table:style-name="ce2" office:value-type="string">
            <text:p>eventuell</text:p>
          </table:table-cell>
          <table:table-cell table:style-name="ce2"/>
          <table:table-cell table:style-name="ce11" office:value-type="date" office:date-value="2016-07-14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üdiger</text:p>
          </table:table-cell>
          <table:table-cell table:style-name="ce2" office:value-type="string">
            <text:p>Raabe</text:p>
          </table:table-cell>
          <table:table-cell table:style-name="ce2" table:number-columns-repeated="3"/>
          <table:table-cell table:style-name="ce2" office:value-type="string">
            <text:p><text:a xlink:href="mailto:ruediger.raabe@t-online.de">ruediger.raabe@t-online.de</text:a></text:p>
          </table:table-cell>
          <table:table-cell table:style-name="ce2"/>
          <table:table-cell table:style-name="ce3" table:content-validation-name="val1" office:value-type="string">
            <text:p>Ligurien 1</text:p>
          </table:table-cell>
          <table:table-cell table:style-name="ce2" office:value-type="string">
            <text:p>Reservierung 1 Platz im DZ</text:p>
          </table:table-cell>
          <table:table-cell table:style-name="ce2"/>
          <table:table-cell table:style-name="ce11" office:value-type="date" office:date-value="2016-07-24">
            <text:p>2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drian</text:p>
          </table:table-cell>
          <table:table-cell table:style-name="ce2" office:value-type="string">
            <text:p>Moser</text:p>
          </table:table-cell>
          <table:table-cell table:style-name="ce2" table:number-columns-repeated="3"/>
          <table:table-cell table:style-name="ce2" office:value-type="string">
            <text:p>aedu.moser@gmail.com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Hilfsguide</text:p>
          </table:table-cell>
          <table:table-cell table:style-name="ce2"/>
          <table:table-cell table:style-name="ce11" office:value-type="date" office:date-value="2016-07-28">
            <text:p>28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drian</text:p>
          </table:table-cell>
          <table:table-cell table:style-name="ce2" office:value-type="string">
            <text:p>Moser</text:p>
          </table:table-cell>
          <table:table-cell table:style-name="ce2" table:number-columns-repeated="3"/>
          <table:table-cell table:style-name="ce2" office:value-type="string">
            <text:p>aedu.moser@gmail.com</text:p>
          </table:table-cell>
          <table:table-cell table:style-name="ce2"/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Ersatzguide</text:p>
          </table:table-cell>
          <table:table-cell table:style-name="ce2"/>
          <table:table-cell table:style-name="ce11" office:value-type="date" office:date-value="2016-07-28">
            <text:p>28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obias</text:p>
          </table:table-cell>
          <table:table-cell table:style-name="ce2" office:value-type="string">
            <text:p>Zimmermann</text:p>
          </table:table-cell>
          <table:table-cell table:style-name="ce2" table:number-columns-repeated="3"/>
          <table:table-cell table:style-name="ce2" office:value-type="string">
            <text:p>tobias@tobiaszimmermann.com</text:p>
          </table:table-cell>
          <table:table-cell table:style-name="ce2"/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Hilfsguide</text:p>
          </table:table-cell>
          <table:table-cell table:style-name="ce2"/>
          <table:table-cell table:style-name="ce11" office:value-type="date" office:date-value="2016-07-28">
            <text:p>28.07.2016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1">
        <table:table-column table:style-name="co3" table:default-cell-style-name="ce4"/>
        <table:table-column table:style-name="co11" table:default-cell-style-name="ce4"/>
        <table:table-column table:style-name="co13" table:number-columns-repeated="1021" table:default-cell-style-name="ce4"/>
        <table:table-column table:style-name="co12" table:default-cell-style-name="ce4"/>
        <table:table-row table:style-name="ro1">
          <table:table-cell table:style-name="ce1" office:value-type="string">
            <text:p>Rennradreise</text:p>
          </table:table-cell>
          <table:table-cell table:style-name="ce1" office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1</text:p>
          </table:table-cell>
          <table:table-cell table:style-name="ce2" office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1</text:p>
          </table:table-cell>
          <table:table-cell table:style-name="ce2" office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2</text:p>
          </table:table-cell>
          <table:table-cell table:style-name="ce2" office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ura</text:p>
          </table:table-cell>
          <table:table-cell table:style-name="ce2" office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2</text:p>
          </table:table-cell>
          <table:table-cell table:style-name="ce2" office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gesen</text:p>
          </table:table-cell>
          <table:table-cell table:style-name="ce2" office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skana</text:p>
          </table:table-cell>
          <table:table-cell table:style-name="ce2" office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perGiroDolomiti-Woche</text:p>
          </table:table-cell>
          <table:table-cell table:style-name="ce2" office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ide &amp; Dine Schweiz</text:p>
          </table:table-cell>
          <table:table-cell table:style-name="ce2" office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ur de France</text:p>
          </table:table-cell>
          <table:table-cell table:style-name="ce2" office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in Südtirol</text:p>
          </table:table-cell>
          <table:table-cell table:style-name="ce2" office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au – Trieste</text:p>
          </table:table-cell>
          <table:table-cell table:style-name="ce2" office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Dolomiten</text:p>
          </table:table-cell>
          <table:table-cell table:style-name="ce2" office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 Ventoux</text:p>
          </table:table-cell>
          <table:table-cell table:style-name="ce2" office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isonsausklang Ligurien</text:p>
          </table:table-cell>
          <table:table-cell table:style-name="ce12" office:value-type="string">
            <text:p>16.09. - 23.09.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1"/>
    <style:font-face style:name="Arial11" svg:font-family="Arial11"/>
    <style:font-face style:name="Calibri" svg:font-family="Calibri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3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28.07.2016</text:date>, <text:time>15:06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3_Classic_Edition$Unix OpenOffice.org_project/Patch 0</meta:generator>
    <meta:initial-creator>Ruth</meta:initial-creator>
    <meta:creation-date>2016-05-23T10:02:57Z</meta:creation-date>
    <dc:date>2016-07-28T15:06:44</dc:date>
    <meta:editing-cycles>20</meta:editing-cycles>
    <meta:editing-duration>PT00H04M35S</meta:editing-duration>
    <meta:document-statistic meta:table-count="2" meta:cell-count="2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